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style:text-underline-style="none"/>
    </style:style>
    <style:style style:name="P3" style:family="paragraph" style:parent-style-name="Standard">
      <style:paragraph-properties fo:break-before="page"/>
      <style:text-properties style:text-underline-style="none"/>
    </style:style>
    <style:style style:name="P4" style:family="paragraph" style:parent-style-name="Standard">
      <style:paragraph-properties fo:break-before="page">
        <style:tab-stops>
          <style:tab-stop style:position="4.907cm"/>
          <style:tab-stop style:position="6.951cm"/>
          <style:tab-stop style:position="8.948cm"/>
          <style:tab-stop style:position="11.522cm"/>
        </style:tab-stops>
      </style:paragraph-properties>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color="#0000ff" fo:font-weight="bold" style:font-weight-asian="bold" style:font-weight-complex="bold"/>
    </style:style>
    <style:style style:name="P6" style:family="paragraph" style:parent-style-name="Standard" style:list-style-name="L1">
      <style:text-properties fo:color="#000000" style:text-underline-style="none" fo:font-weight="normal" style:font-weight-asian="normal" style:font-weight-complex="normal"/>
    </style:style>
    <style:style style:name="P7" style:family="paragraph" style:parent-style-name="Standard" style:list-style-name="L1">
      <style:text-properties fo:color="#9999cc" style:text-underline-style="none" fo:font-weight="normal" style:font-weight-asian="normal" style:font-weight-complex="normal"/>
    </style:style>
    <style:style style:name="P8" style:family="paragraph" style:parent-style-name="Standard" style:list-style-name="L2">
      <style:paragraph-properties style:border-line-width-bottom="0.088cm 0.035cm 0.035cm" fo:padding="0.074cm" fo:border-left="none" fo:border-right="none" fo:border-top="none" fo:border-bottom="0.158cm double #000000" style:join-border="false"/>
      <style:text-properties fo:color="#0000ff" fo:font-weight="bold" style:font-weight-asian="bold" style:font-weight-complex="bold"/>
    </style:style>
    <style:style style:name="P9" style:family="paragraph" style:parent-style-name="Standard" style:list-style-name="L2">
      <style:text-properties fo:color="#000000" fo:font-weight="normal" style:font-weight-asian="normal" style:font-weight-complex="normal"/>
    </style:style>
    <style:style style:name="P10" style:family="paragraph" style:parent-style-name="Standard" style:list-style-name="L2">
      <style:paragraph-properties style:border-line-width-bottom="0.088cm 0.035cm 0.035cm" fo:padding="0.074cm" fo:border-left="none" fo:border-right="none" fo:border-top="none" fo:border-bottom="0.158cm double #000000" style:join-border="false"/>
    </style:style>
    <style:style style:name="P11" style:family="paragraph" style:parent-style-name="Standard" style:list-style-name="L3">
      <style:text-properties fo:color="#000000" fo:font-weight="normal" style:font-weight-asian="normal" style:font-weight-complex="normal"/>
    </style:style>
    <style:style style:name="P12" style:family="paragraph" style:parent-style-name="Standard" style:list-style-name="L3">
      <style:text-properties fo:color="#9999cc" fo:font-weight="normal" style:font-weight-asian="normal" style:font-weight-complex="normal"/>
    </style:style>
    <style:style style:name="P13" style:family="paragraph" style:parent-style-name="Standard" style:list-style-name="L4">
      <style:paragraph-properties style:border-line-width-bottom="0.088cm 0.035cm 0.035cm" fo:padding="0.074cm" fo:border-left="none" fo:border-right="none" fo:border-top="none" fo:border-bottom="0.158cm double #000000" style:join-border="false"/>
      <style:text-properties fo:color="#000000" fo:font-weight="normal" style:font-weight-asian="normal" style:font-weight-complex="normal"/>
    </style:style>
    <style:style style:name="P14" style:family="paragraph" style:parent-style-name="Standard" style:list-style-name="L2">
      <style:paragraph-properties style:border-line-width-bottom="0.088cm 0.035cm 0.035cm" fo:padding="0.074cm" fo:border-left="none" fo:border-right="none" fo:border-top="none" fo:border-bottom="0.158cm double #000000" style:join-border="false"/>
      <style:text-properties fo:color="#800000" style:text-underline-style="none" fo:font-weight="bold" style:font-weight-asian="bold" style:font-weight-complex="bold"/>
    </style:style>
    <style:style style:name="P15" style:family="paragraph" style:parent-style-name="Standard" style:list-style-name="L2">
      <style:text-properties fo:color="#000000" style:text-underline-style="none" fo:font-weight="normal" style:font-weight-asian="normal" style:font-weight-complex="normal"/>
    </style:style>
    <style:style style:name="P16" style:family="paragraph" style:parent-style-name="Standard" style:list-style-name="L2">
      <style:text-properties fo:color="#0000ff" style:text-underline-style="solid" style:text-underline-width="auto" style:text-underline-color="font-color" fo:font-weight="bold" style:font-weight-asian="bold" style:font-weight-complex="bold"/>
    </style:style>
    <style:style style:name="P17" style:family="paragraph" style:parent-style-name="Standard">
      <style:paragraph-properties fo:break-before="page"/>
      <style:text-properties fo:color="#0000ff" fo:font-weight="bold" style:font-weight-asian="bold" style:font-weight-complex="bold"/>
    </style:style>
    <style:style style:name="P18" style:family="paragraph" style:parent-style-name="Standard" style:list-style-name="L5"/>
    <style:style style:name="P19" style:family="paragraph" style:parent-style-name="Standard" style:list-style-name="L5">
      <style:paragraph-properties style:border-line-width-bottom="0.088cm 0.035cm 0.035cm" fo:padding="0.074cm" fo:border-left="none" fo:border-right="none" fo:border-top="none" fo:border-bottom="0.158cm double #000000" style:join-border="false"/>
      <style:text-properties style:text-underline-style="solid" style:text-underline-width="auto" style:text-underline-color="font-color"/>
    </style:style>
    <style:style style:name="P20" style:family="paragraph" style:parent-style-name="Standard" style:list-style-name="L6"/>
    <style:style style:name="P21" style:family="paragraph" style:parent-style-name="Heading">
      <style:paragraph-properties fo:break-before="page"/>
    </style:style>
    <style:style style:name="P22" style:family="paragraph" style:parent-style-name="Standard" style:list-style-name="L7"/>
    <style:style style:name="P23" style:family="paragraph" style:parent-style-name="Standard" style:list-style-name="L8">
      <style:text-properties style:text-underline-style="none"/>
    </style:style>
    <style:style style:name="P24" style:family="paragraph" style:parent-style-name="Heading_20_8">
      <style:paragraph-properties fo:margin-top="0.423cm" fo:margin-bottom="0.212cm" fo:keep-with-next="always"/>
    </style:style>
    <style:style style:name="P25" style:family="paragraph" style:parent-style-name="Standard" style:list-style-name="L10"/>
    <style:style style:name="P26" style:family="paragraph" style:parent-style-name="Standard" style:list-style-name="L10">
      <style:text-properties style:text-underline-style="none"/>
    </style:style>
    <style:style style:name="P27" style:family="paragraph" style:parent-style-name="Standard" style:list-style-name="L11">
      <style:text-properties style:text-underline-style="none"/>
    </style:style>
    <style:style style:name="P28" style:family="paragraph" style:parent-style-name="Standard" style:list-style-name="L12">
      <style:text-properties style:text-underline-style="none"/>
    </style:style>
    <style:style style:name="P29" style:family="paragraph" style:parent-style-name="Standard" style:list-style-name="L13"/>
    <style:style style:name="P30" style:family="paragraph" style:parent-style-name="Standard" style:list-style-name="L13">
      <style:text-properties style:text-underline-style="none"/>
    </style:style>
    <style:style style:name="P3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14">
      <style:text-properties style:text-underline-style="none"/>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9999cc" style:text-underline-style="none" fo:font-weight="normal" style:font-weight-asian="normal" style:font-weight-complex="normal"/>
    </style:style>
    <style:style style:name="T4" style:family="text">
      <style:text-properties fo:color="#0000ff"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parent-style-name="Index_20_Link">
      <style:text-properties fo:font-variant="normal" fo:text-transform="none" fo:color="#000000" style:font-name="StarSymbol" fo:font-size="9pt" fo:font-style="italic" style:text-underline-style="none" fo:font-weight="bold" style:font-name-asian="StarSymbol" style:font-size-asian="9pt" style:font-style-asian="italic" style:font-weight-asian="bold" style:font-name-complex="StarSymbol" style:font-size-complex="9pt" style:font-style-complex="italic" style:font-weight-complex="bold"/>
    </style:style>
    <style:style style:name="T9" style:family="text" style:parent-style-name="Bullet_20_Symbols">
      <style:text-properties style:font-name="StarSymbol" fo:font-size="9pt" fo:font-style="italic" style:text-underline-style="none" fo:font-weight="bold" style:font-name-asian="StarSymbol" style:font-size-asian="9pt" style:font-style-asian="italic" style:font-weight-asian="bold" style:font-name-complex="StarSymbol" style:font-size-complex="9pt" style:font-style-complex="italic" style:font-weight-complex="bold"/>
    </style:style>
    <style:style style:name="T10" style:family="text">
      <style:text-properties style:font-name="Arial" fo:font-size="14pt" fo:font-style="italic" style:text-underline-style="solid" style:text-underline-width="auto" style:text-underline-color="font-color" fo:font-weight="bold" style:font-name-asian="Lucida Sans Unicode" style:font-size-asian="14pt" style:font-style-asian="italic" style:font-weight-asian="bold" style:font-name-complex="Tahoma" style:font-size-complex="14pt" style:font-style-complex="italic" style:font-weight-complex="bold"/>
    </style:style>
    <style:style style:name="T11" style:family="text" style:parent-style-name="Bullet_20_Symbols">
      <style:text-properties fo:font-variant="normal" fo:text-transform="none" fo:color="#000000" style:font-name="StarSymbol" fo:font-size="9pt" fo:font-style="italic" style:text-underline-style="none" fo:font-weight="bold" style:font-name-asian="StarSymbol" style:font-size-asian="9pt" style:font-style-asian="italic" style:font-weight-asian="bold" style:font-name-complex="StarSymbol" style:font-size-complex="9pt" style:font-style-complex="italic" style:font-weight-complex="bold"/>
    </style:style>
    <style:style style:name="T12" style:family="text">
      <style:text-properties style:text-underline-style="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mmaire</text:p>
      <text:p text:style-name="P1"/>
      <text:p text:style-name="P1"><text:bookmark-start text:name="Sommaire"/><text:bookmark-end text:name="Sommaire"/></text:p>
      <text:p text:style-name="P2"/>
      <text:p text:style-name="P2"><text:a xlink:type="simple" xlink:href="#A faire">A faire</text:a> </text:p>
      <text:p text:style-name="P2"/>
      <text:p text:style-name="P2"><text:a xlink:type="simple" xlink:href="#Analyse facture ">Analyse facture</text:a></text:p>
      <text:p text:style-name="P2"><text:a xlink:type="simple" xlink:href="#Procédure DispatcherTva"/></text:p>
      <text:p text:style-name="P2"><text:a xlink:type="simple" xlink:href="#Analyse générale">Analyse générale</text:a></text:p>
      <text:p text:style-name="P2"/>
      <text:p text:style-name="P2"/>
      <text:p text:style-name="P2"/>
      <text:p text:style-name="P3"/>
      <text:p text:style-name="P2">Procédure DispatcherTva</text:p>
      <text:p text:style-name="P2"/>
      <text:p text:style-name="P2"/>
      <text:p text:style-name="P2"/>
      <text:p text:style-name="P2"/>
      <text:p text:style-name="P2"/>
      <text:p text:style-name="P2"/>
      <text:p text:style-name="P2"/>
      <text:p text:style-name="P4"><text:bookmark-start text:name="A faire"/>A faire<text:bookmark-end text:name="A faire"/><text:span text:style-name="T1"> <text:s text:c="2"/><text:tab/></text:span><text:span text:style-name="T2">légende</text:span><text:span text:style-name="T1"> : <text:tab/></text:span><text:span text:style-name="T3">facultatif</text:span><text:span text:style-name="T1"> <text:s/><text:tab/>obligatoire<text:tab/></text:span></text:p>
      <text:p text:style-name="P2"/>
      <text:p text:style-name="Standard"><text:span text:style-name="T4">Isa</text:span><text:span text:style-name="T5"> </text:span>: </text:p>
      <text:p text:style-name="P5"/>
      <text:p text:style-name="P5">Général</text:p>
      <text:list text:style-name="L1">
        <text:list-item>
          <text:p text:style-name="P6">Voir pour exportation des données « <text:span text:style-name="T6">si tout y est </text:span>» ?</text:p>
        </text:list-item>
        <text:list-item>
          <text:p text:style-name="P6">Créer un nombre très important d'enregistrement et tester la vitesse d'execution des écrans.</text:p>
        </text:list-item>
        <text:list-item>
          <text:p text:style-name="P6">Tester la version sous linux.</text:p>
        </text:list-item>
        <text:list-item>
          <text:p text:style-name="P6">Faire le point sur les infos affichées dans l'édition des factures.</text:p>
        </text:list-item>
        <text:list-item>
          <text:p text:style-name="P6"/>
        </text:list-item>
        <text:list-item>
          <text:p text:style-name="P7">Prévoir de finir de remplir une date commencée en prenant en compte le mois courant et l'année courante.</text:p>
        </text:list-item>
      </text:list>
      <text:list text:style-name="L2">
        <text:list-header>
          <text:p text:style-name="P8"/>
        </text:list-header>
      </text:list>
      <text:p text:style-name="P5">Articles</text:p>
      <text:list text:style-name="L2">
        <text:list-item>
          <text:p text:style-name="P9"/>
        </text:list-item>
        <text:list-item>
          <text:p text:style-name="P9"/>
          <text:p text:style-name="P10"/>
        </text:list-item>
      </text:list>
      <text:p text:style-name="P5">Factures</text:p>
      <text:list text:style-name="L3">
        <text:list-header>
          <text:p text:style-name="P11"/>
        </text:list-header>
        <text:list-item>
          <text:p text:style-name="P11">Vérifier si les données des factures sont bien conservées lors de la modification de ces même données dans leur table respective.</text:p>
        </text:list-item>
        <text:list-item>
          <text:p text:style-name="P12">Pouvoir saisir un N° de paiement en plus du type de paiement. Peut-être il serait bien de compléter la table type paiement par une table paiement qui serait liée à la table facture et qui permettrait d'enregistrer les paiements effectué sur chaque facture afin de les créer automatiquement dans la compta. (N° de paiement, type, libellé,date paiement, etc...)</text:p>
        </text:list-item>
        <text:list-item>
          <text:p text:style-name="P11"/>
        </text:list-item>
        <text:list-item>
          <text:p text:style-name="P12">Prévoir la possibilité de récupérer un commentaire sous forme d'article de la famille des commentaire qui 1 fois détecté dans la ligne facture transformerait la ligne en ligne de commentaire. Pour cela, mettre un paramètre dans fichier pour indiquer la valeur qui serait attribuée à la famille des commentaires (ex : &amp;).</text:p>
        </text:list-item>
        <text:list-item>
          <text:p text:style-name="P11"/>
        </text:list-item>
      </text:list>
      <text:list text:style-name="L4">
        <text:list-header>
          <text:p text:style-name="P13"/>
        </text:list-header>
      </text:list>
      <text:p text:style-name="P5">Tiers</text:p>
      <text:list text:style-name="L2">
        <text:list-item>
          <text:p text:style-name="P9">Rajouter le compte comptable rattaché au tiers</text:p>
          <text:p text:style-name="P14"/>
        </text:list-item>
        <text:list-item>
          <text:p text:style-name="P15">Table de MAJ des Versions (à mettre en place dès la première distribution)</text:p>
          <text:p text:style-name="P15">- id</text:p>
          <text:p text:style-name="P15">- Module</text:p>
          <text:p text:style-name="P15">- N° Version, etc...</text:p>
          <text:p text:style-name="P15"/>
        </text:list-item>
        <text:list-item>
          <text:p text:style-name="P15"/>
        </text:list-item>
        <text:list-item>
          <text:p text:style-name="P15"/>
          <text:p text:style-name="P16"/>
        </text:list-item>
      </text:list>
      <text:p text:style-name="P17"><text:span text:style-name="T5">Nicolas et Isa</text:span> (ensemble) : </text:p>
      <text:list text:style-name="L5">
        <text:list-item>
          <text:p text:style-name="P18">Voir récupération du symbole décimal et monétaire dans interbase. Trouver une concordance avec java. (si les paramètres régionaux ont une virgule comme symbole monétaire et décimal, java ne prend pas en compte ce symbole dans le formatage des floats et les grilles elles affichent les décimaux avec une virgule!!!)</text:p>
        </text:list-item>
        <text:list-item>
          <text:p text:style-name="P18">Problème sur les ibtables de liaison pour passer en Update, je perd la base (null)</text:p>
        </text:list-item>
        <text:list-item>
          <text:p text:style-name="P18">Voir pourquoi quand un enregistrement est refusé par la base, la grille est raffraîchie avec l'enregistrement refusé ???</text:p>
        </text:list-item>
        <text:list-item>
          <text:p text:style-name="P18">voir retour champ vide = null.</text:p>
          <text:p text:style-name="P19"/>
        </text:list-item>
      </text:list>
      <text:p text:style-name="Standard"><text:span text:style-name="T4">Nicolas</text:span> : </text:p>
      <text:list text:style-name="L6">
        <text:list-item>
          <text:p text:style-name="P20">Position des écrans gardés, sinon positionnés au milieu</text:p>
        </text:list-item>
        <text:list-item>
          <text:p text:style-name="P20">les cases à cocher doivent prendre le dessin du focus aussi</text:p>
        </text:list-item>
        <text:list-item>
          <text:p text:style-name="P20">Pour toutes les zones, y compris celles à cocher, rentrer en modification automatiquement quand un changement intervient<text:span text:style-name="T6"> </text:span><text:span text:style-name="T7">sur un enregistrement existant</text:span></text:p>
        </text:list-item>
        <text:list-item>
          <text:p text:style-name="P20">agrandir les zones des formulaires et les commentaires</text:p>
        </text:list-item>
      </text:list>
      <text:p text:style-name="Standard"/>
      <text:p text:style-name="Standard"/>
      <text:p text:style-name="Standard"/>
      <text:p text:style-name="P21"><text:bookmark-start text:name="Analyse facture "/>Analyse facture <text:bookmark-end text:name="Analyse facture "/>: </text:p>
      <text:h text:style-name="Heading_20_2" text:outline-level="2"><text:span text:style-name="T8">Initialisation de l'écran</text:span><text:span text:style-name="Index_20_Link"> </text:span>: </text:h>
      <text:list text:style-name="L7">
        <text:list-item>
          <text:p text:style-name="P22">vider les lignes temp</text:p>
        </text:list-item>
        <text:list-item>
          <text:p text:style-name="P22">entête vide, sauf le code -&gt; nouveau code</text:p>
        </text:list-item>
        <text:list-item>
          <text:p text:style-name="P22">mode consultation</text:p>
        </text:list-item>
        <text:list-item>
          <text:p text:style-name="P22">si besoin annuler modification table</text:p>
        </text:list-item>
        <text:list-item>
          <text:p text:style-name="P22">init bouton</text:p>
        </text:list-item>
        <text:list-item>
          <text:p text:style-name="P22">actualiser form</text:p>
          <text:p text:style-name="P22"/>
        </text:list-item>
      </text:list>
      <text:h text:style-name="Heading_20_8" text:outline-level="8"><text:span text:style-name="T9">Sortie de la zone « Code_Facture »</text:span><text:span text:style-name="T10"> </text:span>:</text:h>
      <text:list text:style-name="L8">
        <text:list-item>
          <text:p text:style-name="P23">si nouveau code -&gt; nouvelle facture (Insertion, nouveau code)</text:p>
        </text:list-item>
        <text:list-item>
          <text:p text:style-name="P23">si code existant -&gt; Remonter la pièce (Edition, code existant)</text:p>
        </text:list-item>
      </text:list>
      <text:h text:style-name="P24" text:outline-level="8"><text:span text:style-name="T11">Remonter une pièce </text:span><text:span text:style-name="T12">: </text:span></text:h>
      <text:list text:style-name="L10">
        <text:list-item>
          <text:p text:style-name="P25">nouvelle facture (Edition, Code)</text:p>
        </text:list-item>
        <text:list-item>
          <text:p text:style-name="P26"/>
        </text:list-item>
      </text:list>
      <text:h text:style-name="P24" text:outline-level="8"><text:span text:style-name="T11">Nouvelle facture (Mode, Code)</text:span>: </text:h>
      <text:list text:style-name="L11">
        <text:list-item>
          <text:p text:style-name="P27">Création nouvel objet facture</text:p>
        </text:list-item>
      </text:list>
      <text:list text:style-name="L12">
        <text:list-header>
          <text:p text:style-name="P28"/>
        </text:list-header>
      </text:list>
      <text:list text:style-name="L13">
        <text:list-header>
          <text:p text:style-name="P29"><text:span text:style-name="T7">nouvelle facture</text:span> (Insertion) :</text:p>
        </text:list-header>
        <text:list-item>
          <text:p text:style-name="P29">Insertion table</text:p>
        </text:list-item>
        <text:list-item>
          <text:p text:style-name="P29">mode objet insertion</text:p>
        </text:list-item>
        <text:list-item>
          <text:p text:style-name="P29">vider table temp</text:p>
        </text:list-item>
        <text:list-item>
          <text:p text:style-name="P29"/>
        </text:list-item>
      </text:list>
      <text:p text:style-name="Standard"/>
      <text:list text:style-name="L13">
        <text:list-header>
          <text:p text:style-name="P29"><text:span text:style-name="T7">nouvelle facture </text:span>(Edition) :</text:p>
        </text:list-header>
        <text:list-item>
          <text:p text:style-name="P29">Edition table et mode</text:p>
        </text:list-item>
        <text:list-item>
          <text:p text:style-name="P30">Récupérer entete à partir du <text:s/>« code existant » dans objet facture</text:p>
        </text:list-item>
        <text:list-item>
          <text:p text:style-name="P30">Récupérer les lignes et totaux dans objet facture</text:p>
        </text:list-item>
      </text:list>
      <text:p text:style-name="P2"/>
      <text:p text:style-name="P2"/>
      <text:list text:style-name="L13">
        <text:list-item>
          <text:p text:style-name="P30">actualise ecran ligne</text:p>
        </text:list-item>
        <text:list-item>
          <text:p text:style-name="P30">actualise ecran facture</text:p>
        </text:list-item>
        <text:list-item>
          <text:p text:style-name="P30">init bouton (sans le focus)</text:p>
        </text:list-item>
        <text:list-item>
          <text:p text:style-name="P30">Récupérer code Saisie</text:p>
        </text:list-item>
      </text:list>
      <text:p text:style-name="P2"/>
      <text:p text:style-name="P2"/>
      <text:p text:style-name="P31"><text:bookmark-start text:name="Analyse générale"/>Analyse générale</text:p>
      <text:p text:style-name="P2"/>
      <text:p text:style-name="P2"><text:bookmark-end text:name="Analyse générale"/>Dans les factures :</text:p>
      <text:list text:style-name="L14">
        <text:list-item>
          <text:p text:style-name="P32">Seuls les id_adresse_facturation et id_adresse_livraison sont sauvagardés (si modification de l'adresse dans table adresse, on perd les infos de la facture d'origine)</text:p>
          <text:p text:style-name="P32"/>
        </text:list-item>
        <text:list-item>
          <text:p text:style-name="P32">Dans les téléphone, il faudrait pouvoir rentrer un nom de contact sans qu'il soit obligatoirement dans les tiers.</text:p>
        </text:list-item>
        <text:list-item>
          <text:p text:style-name="P32">Dans les adresses, ne pas bloquer la modification d'une adresse utilisée dans un document, mais par contre il faudrait faire un mécanisme pour dupliquer l'adresse modifiée en changeant l'identifiant de la nouvelle adresse.</text:p>
        </text:list-item>
      </text:list>
      <text:p text:style-name="P2"/>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Titre" style:display-name="Table Titre" style:family="paragraph" style:parent-style-name="Standard" style:class="text">
      <style:text-properties fo:font-variant="normal" fo:text-transform="none" fo:font-weight="bold"/>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variant="normal" fo:text-transform="none" fo:color="#000000" style:font-name="StarSymbol" fo:font-size="9pt" style:text-underline-style="none"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ab-stops>
          <style:tab-stop style:position="5.424cm"/>
          <style:tab-stop style:position="14.076cm"/>
        </style:tab-stops>
      </style:paragraph-properties>
      <style:text-propertie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tab/>GESTION COMMERCIALE<text:tab/><text:tab/><text:a xlink:type="simple" xlink:href="#Sommaire">Sommaire</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isa A</meta:initial-creator>
    <meta:creation-date>2006-01-18T11:46:59</meta:creation-date>
    <dc:creator>isa A</dc:creator>
    <dc:date>2006-05-24T15:52:53</dc:date>
    <meta:printed-by>isa A</meta:printed-by>
    <meta:print-date>2006-03-03T10:23:15</meta:print-date>
    <dc:language>fr-FR</dc:language>
    <meta:editing-cycles>95</meta:editing-cycles>
    <meta:editing-duration>P1DT3H15M57S</meta:editing-duration>
    <meta:user-defined meta:name="Info 1"/>
    <meta:user-defined meta:name="Info 2"/>
    <meta:user-defined meta:name="Info 3"/>
    <meta:user-defined meta:name="Info 4"/>
    <meta:document-statistic meta:table-count="0" meta:image-count="0" meta:object-count="0" meta:page-count="7" meta:paragraph-count="67" meta:word-count="570" meta:character-count="3721"/>
  </office:meta>
</office:document-meta>
</file>